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ResourceManager.inputStreamFor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Manager.getAllXSDFil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ResourceManager.writeInputStreamToFile( InputStream input , String fi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ResourceManager.looksLikeURL( String s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Manager.collectXSDFiles( File [ ] di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chemaResourceManager.printU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chemaResourceManager.SchemaResourceManager( File 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chemaResourceManager.warnin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Manager.relativeFilenames( File [ ] files , File dire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chemaResourceManager.main( String [ ] args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SchemaResourceManager.accept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Manager.isInDirectory( File file , File di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chemaResourceManager.relativeFilename( File file , File dire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chemaResourceManager.fileExists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sourceManager.delete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